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219626069" calcext:value-type="float">
            <text:p>1,219626069</text:p>
          </table:table-cell>
          <table:table-cell office:value-type="float" office:value="0.547571063" calcext:value-type="float">
            <text:p>0,547571063</text:p>
          </table:table-cell>
          <table:table-cell office:value-type="float" office:value="0.002252050908" calcext:value-type="float">
            <text:p>0,0022520509</text:p>
          </table:table-cell>
          <table:table-cell table:style-name="ce1" office:value-type="float" office:value="0.00005719494584" calcext:value-type="float">
            <text:p>5,72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3303" calcext:value-type="float">
            <text:p>143303</text:p>
          </table:table-cell>
          <table:table-cell office:value-type="float" office:value="1.071689248" calcext:value-type="float">
            <text:p>1,071689248</text:p>
          </table:table-cell>
          <table:table-cell office:value-type="float" office:value="0.5984582305" calcext:value-type="float">
            <text:p>0,5984582305</text:p>
          </table:table-cell>
          <table:table-cell office:value-type="float" office:value="0.0008339454653" calcext:value-type="float">
            <text:p>0,0008339455</text:p>
          </table:table-cell>
          <table:table-cell table:style-name="ce1" office:value-type="float" office:value="0.000007097408343" calcext:value-type="float">
            <text:p>7,10E-00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3727" calcext:value-type="float">
            <text:p>143727</text:p>
          </table:table-cell>
          <table:table-cell office:value-type="float" office:value="1.065227866" calcext:value-type="float">
            <text:p>1,065227866</text:p>
          </table:table-cell>
          <table:table-cell office:value-type="float" office:value="0.5958251357" calcext:value-type="float">
            <text:p>0,5958251357</text:p>
          </table:table-cell>
          <table:table-cell office:value-type="float" office:value="0.0005944230361" calcext:value-type="float">
            <text:p>0,000594423</text:p>
          </table:table-cell>
          <table:table-cell table:style-name="ce1" office:value-type="float" office:value="0.000007076464954" calcext:value-type="float">
            <text:p>7,08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4138" calcext:value-type="float">
            <text:p>144138</text:p>
          </table:table-cell>
          <table:table-cell office:value-type="float" office:value="1.042884946" calcext:value-type="float">
            <text:p>1,042884946</text:p>
          </table:table-cell>
          <table:table-cell office:value-type="float" office:value="0.5910736322" calcext:value-type="float">
            <text:p>0,5910736322</text:p>
          </table:table-cell>
          <table:table-cell office:value-type="float" office:value="0.000441032229" calcext:value-type="float">
            <text:p>0,0004410322</text:p>
          </table:table-cell>
          <table:table-cell table:style-name="ce1" office:value-type="float" office:value="0.00001411303128" calcext:value-type="float">
            <text:p>1,41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4428" calcext:value-type="float">
            <text:p>144428</text:p>
          </table:table-cell>
          <table:table-cell office:value-type="float" office:value="1.030298591" calcext:value-type="float">
            <text:p>1,030298591</text:p>
          </table:table-cell>
          <table:table-cell office:value-type="float" office:value="0.5982530117" calcext:value-type="float">
            <text:p>0,5982530117</text:p>
          </table:table-cell>
          <table:table-cell office:value-type="float" office:value="0.000292259705" calcext:value-type="float">
            <text:p>0,0002922597</text:p>
          </table:table-cell>
          <table:table-cell table:style-name="ce1" office:value-type="float" office:value="0.000003521201052" calcext:value-type="float">
            <text:p>3,52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4625" calcext:value-type="float">
            <text:p>144625</text:p>
          </table:table-cell>
          <table:table-cell office:value-type="float" office:value="1.094979763" calcext:value-type="float">
            <text:p>1,094979763</text:p>
          </table:table-cell>
          <table:table-cell office:value-type="float" office:value="0.5902360082" calcext:value-type="float">
            <text:p>0,5902360082</text:p>
          </table:table-cell>
          <table:table-cell office:value-type="float" office:value="0.0006048202631" calcext:value-type="float">
            <text:p>0,0006048203</text:p>
          </table:table-cell>
          <table:table-cell table:style-name="ce1" office:value-type="float" office:value="0.000007032793746" calcext:value-type="float">
            <text:p>7,03E-0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5098" calcext:value-type="float">
            <text:p>145098</text:p>
          </table:table-cell>
          <table:table-cell office:value-type="float" office:value="1.071446061" calcext:value-type="float">
            <text:p>1,071446061</text:p>
          </table:table-cell>
          <table:table-cell office:value-type="float" office:value="0.5893957615" calcext:value-type="float">
            <text:p>0,5893957615</text:p>
          </table:table-cell>
          <table:table-cell office:value-type="float" office:value="0.0004205774458" calcext:value-type="float">
            <text:p>0,0004205774</text:p>
          </table:table-cell>
          <table:table-cell table:style-name="ce1" office:value-type="float" office:value="0.000003504812184" calcext:value-type="float">
            <text:p>3,50E-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5360" calcext:value-type="float">
            <text:p>145360</text:p>
          </table:table-cell>
          <table:table-cell office:value-type="float" office:value="1.157844782" calcext:value-type="float">
            <text:p>1,157844782</text:p>
          </table:table-cell>
          <table:table-cell office:value-type="float" office:value="0.5956941843" calcext:value-type="float">
            <text:p>0,5956941843</text:p>
          </table:table-cell>
          <table:table-cell office:value-type="float" office:value="0.0006297251093" calcext:value-type="float">
            <text:p>0,0006297251</text:p>
          </table:table-cell>
          <table:table-cell table:style-name="ce1" office:value-type="float" office:value="0.000003498473006" calcext:value-type="float">
            <text:p>3,50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5954" calcext:value-type="float">
            <text:p>145954</text:p>
          </table:table-cell>
          <table:table-cell office:value-type="float" office:value="1.052079678" calcext:value-type="float">
            <text:p>1,052079678</text:p>
          </table:table-cell>
          <table:table-cell office:value-type="float" office:value="0.5973060131" calcext:value-type="float">
            <text:p>0,5973060131</text:p>
          </table:table-cell>
          <table:table-cell office:value-type="float" office:value="0.0001254289818" calcext:value-type="float">
            <text:p>0,000125429</text:p>
          </table:table-cell>
          <table:table-cell table:style-name="ce1" office:value-type="float" office:value="0.00000348413846" calcext:value-type="float">
            <text:p>3,48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6025" calcext:value-type="float">
            <text:p>146025</text:p>
          </table:table-cell>
          <table:table-cell office:value-type="float" office:value="1.092132568" calcext:value-type="float">
            <text:p>1,092132568</text:p>
          </table:table-cell>
          <table:table-cell office:value-type="float" office:value="0.599291563" calcext:value-type="float">
            <text:p>0,599291563</text:p>
          </table:table-cell>
          <table:table-cell office:value-type="float" office:value="0.000463162869" calcext:value-type="float">
            <text:p>0,0004631629</text:p>
          </table:table-cell>
          <table:table-cell table:style-name="ce1" office:value-type="float" office:value="0.000003482427701" calcext:value-type="float">
            <text:p>3,48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0898209572" calcext:value-type="float">
            <text:p>1,0898209572</text:p>
          </table:table-cell>
          <table:table-cell table:formula="of:=AVERAGE([.D2:.D11])" office:value-type="float" office:value="0.59031046032" calcext:value-type="float">
            <text:p>0,5903104603</text:p>
          </table:table-cell>
          <table:table-cell table:formula="of:=AVERAGE([.E2:.E11])" office:value-type="float" office:value="0.00066574260124" calcext:value-type="float">
            <text:p>0,0006657426</text:p>
          </table:table-cell>
          <table:table-cell table:formula="of:=AVERAGE([.F2:.F11])" office:value-type="float" office:value="0.0000110005696566" calcext:value-type="float">
            <text:p>1,10005696566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06:42.904678475</dc:date>
    <meta:document-statistic meta:table-count="1" meta:cell-count="70" meta:object-count="0"/>
    <meta:generator>LibreOffice/4.1.4.2$Linux_X86_64 LibreOffice_project/410m0$Build-2</meta:generator>
  </office:meta>
</office:document-meta>
</file>